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office:automatic-styles>
  <office:body>
    <office:text>
      <text:p text:style-name="Normal">At this point in time, the question we want to answer is this one: why will she hesitate? Day two should be a good day, but it will end in such a way that starting from day three, she either doubts the chances of a successful confession, or she fears losing too much to confess. In any case, it must be that she becomes incredibly reluctant to confess. Keep in mind that she’d already told herself she would put an end to this, one way or another. In other words, she has conviction, and whatever happens on day two must be greater than her conviction.</text:p>
      <text:p text:style-name="Normal">Hm... We’ve already ruled out the options of <text:span text:style-name="T1">your </text:span>being in love with someone else and having her suspect this is an unrequited love. the latter is obvious, and it’s insufficient. The former leads to a narrative problem: it doesn’t fit the song. We were thinking of making it so that <text:span text:style-name="T1">you</text:span>’d be gone soon, perhaps abroad for studies or something of the sorts, but before diving into this idea we wanted to explore alternatives.</text:p>
      <text:p text:style-name="Normal">Here’s an alternative: give her so much on day two that she will fear losing it all with a confession. As of right now, she has very little to lose. But what if all of a sudden, she has an entire world to lose? Oh boy, I like this. I love this idea. It’s natural, it’s logical, it fits in without a deus ex machina-sort of effect. I love this. I absolutely love this.</text:p>
      <text:p text:style-name="Normal">But the caveat, of course, is that you’ll need to display some serious skill.</text:p>
      <text:p text:style-name="Normal">You call that a caveat? Seriously? You’re telling me that there might be a problem, and the problem is that I have to have fun? What kind of problem is that?</text:p>
      <text:p text:style-name="Normal">More seriously though, I love the idea, but it’s... It’s delicate. You will need to show some serious skill to pull this off.</text:p>
      <text:p text:style-name="Normal">I wouldn’t want it any other way. Since we have some spare time, let’s end this session by... Rectifying yesterday’s mistake.</text:p>
      <text:p text:style-name="Normal"/>
      <text:p text:style-name="Normal">Been a while. A while back, I’d figured there was a problem with the above approach. But I don’t remember what that was. Let’s try and think things through. Giving her so much it gets to the point where she has too much to lose.</text:p>
      <text:p text:style-name="Normal">On day three, <text:span text:style-name="T1">you</text:span> will be absent, and she will feel it. On day four, when she sees <text:span text:style-name="T1">you</text:span> again, she will know what she has to lose, she will know what life will be like if the two of you become distant. Days five, six and seven are downward spirals. We know how it ends. However... Day seven almost seems unjustified. Days five and six won’t just be days five and six. They’ll be mirrors of her pain. And, she will be fighting herself. A dilemma. To continue being the coward she’s sick of being, or to risk losing it all for a small chance at happiness?</text:p>
      <text:p text:style-name="Normal">This is the first time we’ve laid out a plan for this story.</text:p>
      <text:p text:style-name="Normal"/>
      <text:p text:style-name="Normal">This path, of giving her so much she’s scared of losing it all, is a difficult one to write. All subsequent days will need you to make a true show of skills.</text:p>
      <text:p text:style-name="Normal">Hold on, don’t just go deciding that this is the best path we can think of. Let’s think of alternatives. And to do that, we need to take a step back.</text:p>
      <text:p text:style-name="Normal"/>
      <text:p text:style-name="Normal">Now then... I think it’s not sufficient. This girl is strong. She doesn’t know it, but she’s strong. So, let’s try and imagine things out.</text:p>
      <text:p text:style-name="Normal">I don’t know if the above really is insufficient or not, but, it was easy to imagine that on day three, she discovers she got <text:span text:style-name="T1">you</text:span> in trouble. No, it would be better to have that happen on day four. On day three, give her time to worry, on day four, worsen things. ...Perhaps I should consult a therapist. What kind of parent hurts their children like this... And yet, I’m tempted to say that this is necessary. This suffering, this torment, is it really necessary? To my purposes, yes, but to her life, absolutely not.</text:p>
      <text:p text:style-name="Normal">I think that’s where I’m wrong. Definitely not all of it is necessary, but without hardships, without pain, there’s no growth. God is a parent, huh? Let’s get back on topic.</text:p>
      <text:p text:style-name="Normal">The problem is, now that I have this path laid out, I can’t think of alternatives. My mind is... It’s like I’m subconsciously shutting down other possibilities. Should I then go down this path, see what it reserves and revert routes if necessary? But I know that’s not how it works. Not for me, anyway. Once I go down one path, it becomes very difficult to change directions, no matter how many times I try to redo everything. Then, we ought to change that about ourselves, that’s all there is to it. But this path is one worth exploring. It’s one worth going down on. That’s enough planning. Let’s get to the action phase. Resuming phase 3.</text:p>
      <text:p text:style-name="Normal"/>
      <text:p text:style-name="Normal"/>
      <text:p text:style-name="Normal">Or perhaps we should perform the 2.5 phases here. It doesn’t matter much “where” we do it, it’s important that we do it. So, we’re at an impasse, I’m having writer’s block. The two of you are in the literature club’s room, and i don’t know what to make of this scene. In fact, I’ve been stuck here since at least yesterday. This is what phase 2.5 is for: figuring out what to do.</text:p>
      <text:p text:style-name="Normal">First, let’s figure out what we want. “To give her so much, she’s afraid of losing it all.” That means we give her a lot, but we can’t give her everything. Very easy to say, how do you do that in practice? But let’s be more specific. In this scene in particular, what do I want to do?</text:p>
      <text:p text:style-name="Normal">An excellent question, to which I don’t know the answer. At first I just wanted them to have fun, to have a good time and make good memories here. but yesterday, I’ve been thinking of giving them a heart-to-heart. What do I want? I want something memorable, something great, something to keep the reader hooked. Ah, so I want to make every chapter great. But the problem with that is that it dilutes the effect, the more it’s done. We also have to learn to control the emotional pace, not just the story’s development. So, my instincts and this tiny bit of reasoning says that I should keep things light for this chapter. Understood. But then, how?</text:p>
      <text:p text:style-name="Normal">心に響くものはすべてじゃないからさ。</text:p>
      <text:p text:style-name="Normal">A good time... A fun time... I also want to lead them into a certain scene.</text:p>
      <text:p text:style-name="Normal">A good time... A fun time... Something tells me we can’t do more than decide upon that, here. Something tells me that now that we’ve decided this, we have to leave this to phase 3. Let’s try and do that. Too bad though, I was kinda hoping phase 2.5 would be a cure for writer’s block. I guess we can’t have that, or at least I want to let my emotions come from themselves, not in an organised manner.</text:p>
      <text:p text:style-name="Normal"/>
      <text:p text:style-name="Normal"/>
      <text:p text:style-name="Normal"/>
      <text:p text:style-name="Normal">Path changes, until we’re happy. The name of the game is to- let’s do this in that file. Okay. The goal is to change our wants from good enough to great enough. we’ll change nodes and add titles, because titles are hooks, indicators, summaries, beacons, they’re lots of things at once.</text:p>
      <text:p text:style-name="Normal"/>
      <text:p text:style-name="Normal">A reread is something I hadn’t expected, but I think it helps. Pacing isn’t an issue, from what I just experienced. Not in the first three nodes. It’s from the nodes after it that we have a problem. Nodes four, five and six all need a complete revamp. Not true, four needs partial revamp, but five and six need a lot of thinking. From four onward my interest and attention weakened, and I have to figure out why. First of all, we ought to save the current data somewhere, then we need to add titles, and only then can we get to work. Let’s make a commit then.</text:p>
      <text:p text:style-name="Normal">Alright. Thought. Titles are important, and we haven’t found one yet for this story.</text:p>
      <text:p text:style-name="Normal"/>
      <text:p text:style-name="Normal"/>
      <text:p text:style-name="Normal">Nodes four to six will be changed, it’s back to the drawing board. Since I’m stuck, I guess I’ll be here for a second. I still want her to have a good day, but I don’t know how. <text:s text:c="1"/>After so many attempts, having her find you at the bus stop doesn’t seem to work properly. Well, it’s more likely that my execution is poor, but</text:p>
      <text:p text:style-name="Normal">I want something else. Something fresh. Hey, can you create? What can you invent, child?</text:p>
      <text:p text:style-name="Normal">To create... To come up with something new. That’s what we do, as a God, however young and immature. So, what can you create?</text:p>
      <text:p text:style-name="Normal"/>
      <text:p text:style-name="Normal">And... No, nothing. Just, write. Just write.</text:p>
      <text:p text:style-name="Normal"/>
      <text:p text:style-name="Normal">Perhaps the question I should ask is “who are you?” Perhaps I should start from you, if I can’t think of anything from her perspective.</text:p>
      <text:p text:style-name="Normal"/>
      <text:p text:style-name="Normal">I’m struggling. With you. I want to give you a more distinct personality, but I... I’m not managing to do that. How should I do it...</text:p>
      <text:p text:style-name="Normal">Perhaps not “give you” a distinct personality... I have to find a way to make you shine. Right. We lost that when we changed how you first met. That used to establish your kindness immediately. Well then, instead of it appearing in one big flashy scene, I’d prefer it being shown over small episodes. Small but consistent acts of kindness, hm? Doesn’t sound like a bad idea. Also, my eyes are burning for some reason. Thank goodness we have no problem writing with our eyes closed. To sprinkle your kindness here and there throughout this story.</text:p>
      <text:p text:style-name="Normal">Hey. Wanna go back to the past? Back to when you first met, back when... Let’s try.</text:p>
      <text:p text:style-name="Normal">Should we talk this out? Let’s. Giving this episode of the past that shows what you mean to her, how much does it take away from day 3? It’ll be repetitive. But, is that a bad thing? To show that things will return to what they once were, without you. Maybe it’s not a bad thing. I see... Then, we can proceed with this.</text:p>
      <text:p text:style-name="Normal"/>
      <text:p text:style-name="Normal">That’s a no, I guess. The reason why she loves you... Can’t it be introduced without going to the past? It can, but how... A distinct personality, huh? But the current circumstances are unfavourable to that. They favour introspection, reflection. Indeed they do, but that doesn’t mean we can’t make your way of thinking distinct from hers. Now that’s interesting, because... I wouldn’t know how to do it. This is another idea. It would allow us to go forward with the story while telling more about you, revealing more about you. Showing off your personality... Through action and conversation. “Who are you?” So we’re back to this question after all. The current 2.5 should serve only to get an idea of what we want to do, but given how informal that indication is, we don’t know how clear or vague an idea should be before proceeding, before writing. I think I want it clearer. Then again, if we’re struggling so much to find anything, maybe we should just let our ideas flow and see what comes of it. Or maybe, proceed just a little and see if anything new come to mind.</text:p>
      <text:p text:style-name="Normal">Nope, I don’t know what I want. I need to figure that out.</text:p>
      <text:p text:style-name="Normal"/>
      <text:p text:style-name="Normal"/>
      <text:p text:style-name="Normal"/>
      <text:p text:style-name="Normal">!!!!!!! New timeline deviates massively from intentions again. What shall we do? Let it run its course, obviously. Yeah, let’s see where this one takes us.</text:p>
      <text:p text:style-name="Normal">What a stubborn god. Their mind keeps going back on how to lead into what they want, rather than let the story unfold on its own.</text:p>
      <text:p text:style-name="Normal"/>
      <text:p text:style-name="Normal"/>
      <text:p text:style-name="Normal"/>
      <text:p text:style-name="Normal">Content of throwaway file, discussing node 4’s content:</text:p>
      <text:p text:style-name="Normal">“””</text:p>
      <text:p text:style-name="Normal">It’s been a while, hm? Now, answer this question: what do you want?</text:p>
      <text:p text:style-name="Normal">I want a natural flow. A flow into something... beautiful. I want to take you on a trip, take you on an unforgettable date, one you’ll remember fondly years from now.</text:p>
      <text:p text:style-name="Normal">An unforgettable date... All the while having our feet on the ground, that’s gonna be tough.</text:p>
      <text:p text:style-name="Normal">Who said anything about feet on the ground?</text:p>
      <text:p text:style-name="Normal">Let’s explore this... Window. No, more importantly: what kind of date would you love?</text:p>
      <text:p text:style-name="Normal">Well, if we want something that floats up in our mind like a cloud and is just as comfortable to reminisce on... We’re going to have to have something non-standard.</text:p>
      <text:p text:style-name="Normal">As if you were ever going to settle for anything standard.</text:p>
      <text:p text:style-name="Normal">Let’s see... 学校で遊ぶのも楽しそう。 But... What other options do we have? A train... A train to a place they haven’t gone to before. Still, it would be a place on Earth.</text:p>
      <text:p text:style-name="Normal">Earth is full of possibilities, you know? Still, it would be a place near a town that has a station. Hm...</text:p>
      <text:p text:style-name="Normal">You know, I think I asked the wrong question. We’ve... We don’t exactly have much experience going on dates, do we? だからさ、 let me rephrase the question: what would you do if you wanted to have a fun time with a friend? And, no, no alcohol.</text:p>
      <text:p text:style-name="Normal">No...?</text:p>
      <text:p text:style-name="Normal">No.</text:p>
      <text:p text:style-name="Normal">... Please?</text:p>
      <text:p text:style-name="Normal">No.</text:p>
      <text:p text:style-name="Normal">A fun time, hm? It’s time to go to school, but neither of us feels like it. We don’t get on the bus, and... If it were me, I’d do just as they did, and go around aimlessly. It’s the chemistry that makes for the fun, isn’t it? The most we can do is give them the occasions. Whether they have fun or not will be up to them.</text:p>
      <text:p text:style-name="Normal">Then, what are the best occasions we can give them? I’d still love to give them something unique.</text:p>
      <text:p text:style-name="Normal">What do they love? What do they love to do?</text:p>
      <text:p text:style-name="Normal">...!!! Excellent question.</text:p>
      <text:p text:style-name="Normal">She would love to be in a relaxing environment where she has to worry about nothing. “A shell, a bubble, just for you”. A place where she can be herself without fear of repercussions, without fear of being ridiculed for it. And what about <text:span text:style-name="T1">you</text:span>? I haven’t decided much on who you are, after all.</text:p>
      <text:p text:style-name="Normal">It feels like that time, doesn’t it? God, are you a story-teller too, I wonder? So, who is <text:span text:style-name="T1">you</text:span>? What if <text:span text:style-name="T1">you</text:span> loved to travel, to meet new people and see new horizons? Then a train trip wouldn’t be bad. Still, going so far on no notice is... Hard to believe indeed. And yet somehow it does fit your image. A love for travel... What else do <text:span text:style-name="T1">you </text:span>love? Seems like the type to enjoy thrills and strong emotions. Movies and music, huh? yes, but not only.</text:p>
      <text:p text:style-name="Normal">Gaming...? Sounds like something they’d both enjoy. Nah, <text:span text:style-name="T1">you</text:span>’re probably unfamiliar with it. She’d kick your ass ten times over at any game. The arcade...?</text:p>
      <text:p text:style-name="Normal">In this day and age?</text:p>
      <text:p text:style-name="Normal">Sure, we went to one ourselves. While <text:span text:style-name="T1">you</text:span> don’t fully grasp it yourself, <text:span text:style-name="T1">you </text:span>do enjoy new experiences, trying out new things. But... No, it wouldn’t be hard to believe that you haven’t been to an arcade before.</text:p>
      <text:p text:style-name="Normal">いや、やっぱ信じ難い。ね、水飲みたい。</text:p>
      <text:p text:style-name="Normal">いいよ、行け。あと死なないでください。</text:p>
      <text:p text:style-name="Normal">“””</text:p>
      <text:p text:style-name="Normal">The current state is... I don’t like it. Instinctively, I want to say that it’s going in the right direction, but that’s not it, not yet. We need to modify it. It’s not what my heart wants yet. Not yet.</text:p>
      <text:p text:style-name="Normal">We really do struggle with reality, don’t we? When we were unleashed from it, when we didn’t have any restriction, we came up with node 2 in essentially one go. Whatever. We’ll... Listen to our heart yet. We’ll learn how to write to it.</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